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33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3YR_B07003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Femal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Femal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Same house 1 year ago: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Same house 1 year ago: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Same house 1 year ago: - Mal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Same house 1 year ago: - Mal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Same house 1 year ago: - Femal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Same house 1 year ago: - Femal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oved within same county: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oved within same county: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oved within same county: - Mal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oved within same county: - Mal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oved within same county: - Female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oved within same county: - Female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oved from different county within same state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oved from different county within same state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oved from different county within same state: - Male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oved from different county within same state: - Male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oved from different county within same state: - Femal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oved from different county within same state: - Femal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oved from different state: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oved from different state: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oved from different state: - Mal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oved from different state: - Male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oved from different state: - Femal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oved from different state: - Female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oved from abroad: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oved from abroad: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oved from abroad: - Male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oved from abroad: - Male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oved from abroad: - Female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oved from abroad: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" meta:object-count="0"/>
    <meta:generator>LibreOffice/6.0.7.3$Linux_X86_64 LibreOffice_project/00m0$Build-3</meta:generator>
  </office:meta>
</office:document-meta>
</file>